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27cm"/>
    </style:style>
    <style:style style:name="co3" style:family="table-column">
      <style:table-column-properties fo:break-before="auto" style:column-width="3.856cm"/>
    </style:style>
    <style:style style:name="co5" style:family="table-column">
      <style:table-column-properties fo:break-before="auto" style:column-width="4.856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84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33% 100%"/>
    </style:style>
    <style:style style:name="T2" style:family="text">
      <style:text-properties style:text-position="33% 100%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row table:style-name="ro1">
          <table:table-cell/>
          <table:table-cell office:value-type="string">
            <text:p>Note</text:p>
          </table:table-cell>
          <table:table-cell office:value-type="string">
            <text:p>Frequency (Hz)</text:p>
          </table:table-cell>
          <table:table-cell table:number-columns-repeated="2"/>
        </table:table-row>
        <table:table-row table:style-name="ro1">
          <table:table-cell table:formula="of:= 16574.27 * 2^24" office:value-type="float" office:value="278070107832.32">
            <text:p>278070107832.32</text:p>
          </table:table-cell>
          <table:table-cell table:number-columns-repeated="4"/>
        </table:table-row>
        <table:table-row table:style-name="ro1">
          <table:table-cell table:formula="of:=[.$A2]/40500000" office:value-type="float" office:value="6865.92858845235">
            <text:p>6865.9285884524</text:p>
          </table:table-cell>
          <table:table-cell table:number-columns-repeated="4"/>
        </table:table-row>
        <table:table-row table:style-name="ro1">
          <table:table-cell table:formula="of:=[.A3]/130.81" office:value-type="float" office:value="52.48779595178">
            <text:p>52.4877959518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>
            <text:p>C<text:span text:style-name="T1">0</text:span></text:p>
          </table:table-cell>
          <table:table-cell table:style-name="ce2" office:value-type="float" office:value="16.35">
            <text:p>16.35</text:p>
          </table:table-cell>
          <table:table-cell table:formula="of:=[.C5]*[.$A$4]" office:value-type="float" office:value="858.175463811604">
            <text:p>858.1754638116</text:p>
          </table:table-cell>
          <table:table-cell table:style-name="ce1" table:formula="of:=DEC2HEX([.D5])" office:value-type="string" office:string-value="35A">
            <text:p>35A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0</text:span>/D<text:span text:style-name="T2">b</text:span><text:span text:style-name="T1">0</text:span>  </text:p>
          </table:table-cell>
          <table:table-cell table:style-name="ce2" office:value-type="float" office:value="17.32">
            <text:p>17.32</text:p>
          </table:table-cell>
          <table:table-cell table:formula="of:=[.C6]*[.$A$4]" office:value-type="float" office:value="909.08862588483">
            <text:p>909.0886258848</text:p>
          </table:table-cell>
          <table:table-cell table:style-name="ce1" table:formula="of:=DEC2HEX([.D6])" office:value-type="string" office:string-value="38D">
            <text:p>38D</text:p>
          </table:table-cell>
        </table:table-row>
        <table:table-row table:style-name="ro2">
          <table:table-cell/>
          <table:table-cell table:style-name="ce2" office:value-type="string">
            <text:p>D<text:span text:style-name="T1">0</text:span></text:p>
          </table:table-cell>
          <table:table-cell table:style-name="ce2" office:value-type="float" office:value="18.35">
            <text:p>18.35</text:p>
          </table:table-cell>
          <table:table-cell table:formula="of:=[.C7]*[.$A$4]" office:value-type="float" office:value="963.151055715164">
            <text:p>963.1510557152</text:p>
          </table:table-cell>
          <table:table-cell table:style-name="ce1" table:formula="of:=DEC2HEX([.D7])" office:value-type="string" office:string-value="3C3">
            <text:p>3C3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0</text:span>/E<text:span text:style-name="T2">b</text:span><text:span text:style-name="T1">0</text:span>  </text:p>
          </table:table-cell>
          <table:table-cell table:style-name="ce2" office:value-type="float" office:value="19.45">
            <text:p>19.45</text:p>
          </table:table-cell>
          <table:table-cell table:formula="of:=[.C8]*[.$A$4]" office:value-type="float" office:value="1020.88763126212">
            <text:p>1020.8876312621</text:p>
          </table:table-cell>
          <table:table-cell table:style-name="ce1" table:formula="of:=DEC2HEX([.D8])" office:value-type="string" office:string-value="3FC">
            <text:p>3FC</text:p>
          </table:table-cell>
        </table:table-row>
        <table:table-row table:style-name="ro2">
          <table:table-cell/>
          <table:table-cell table:style-name="ce2" office:value-type="string">
            <text:p>E<text:span text:style-name="T1">0</text:span></text:p>
          </table:table-cell>
          <table:table-cell table:style-name="ce2" office:value-type="float" office:value="20.6">
            <text:p>20.6</text:p>
          </table:table-cell>
          <table:table-cell table:formula="of:=[.C9]*[.$A$4]" office:value-type="float" office:value="1081.24859660667">
            <text:p>1081.2485966067</text:p>
          </table:table-cell>
          <table:table-cell table:style-name="ce1" table:formula="of:=DEC2HEX([.D9])" office:value-type="string" office:string-value="439">
            <text:p>439</text:p>
          </table:table-cell>
        </table:table-row>
        <table:table-row table:style-name="ro2">
          <table:table-cell/>
          <table:table-cell table:style-name="ce2" office:value-type="string">
            <text:p>F<text:span text:style-name="T1">0</text:span></text:p>
          </table:table-cell>
          <table:table-cell table:style-name="ce2" office:value-type="float" office:value="21.83">
            <text:p>21.83</text:p>
          </table:table-cell>
          <table:table-cell table:formula="of:=[.C10]*[.$A$4]" office:value-type="float" office:value="1145.80858562736">
            <text:p>1145.8085856274</text:p>
          </table:table-cell>
          <table:table-cell table:style-name="ce1" table:formula="of:=DEC2HEX([.D10])" office:value-type="string" office:string-value="479">
            <text:p>479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0</text:span>/G<text:span text:style-name="T2">b</text:span><text:span text:style-name="T1">0</text:span>  </text:p>
          </table:table-cell>
          <table:table-cell table:style-name="ce2" office:value-type="float" office:value="23.12">
            <text:p>23.12</text:p>
          </table:table-cell>
          <table:table-cell table:formula="of:=[.C11]*[.$A$4]" office:value-type="float" office:value="1213.51784240515">
            <text:p>1213.5178424052</text:p>
          </table:table-cell>
          <table:table-cell table:style-name="ce1" table:formula="of:=DEC2HEX([.D11])" office:value-type="string" office:string-value="4BD">
            <text:p>4BD</text:p>
          </table:table-cell>
        </table:table-row>
        <table:table-row table:style-name="ro2">
          <table:table-cell/>
          <table:table-cell table:style-name="ce2" office:value-type="string">
            <text:p>G<text:span text:style-name="T1">0</text:span></text:p>
          </table:table-cell>
          <table:table-cell table:style-name="ce2" office:value-type="float" office:value="24.5">
            <text:p>24.5</text:p>
          </table:table-cell>
          <table:table-cell table:formula="of:=[.C12]*[.$A$4]" office:value-type="float" office:value="1285.95100081861">
            <text:p>1285.9510008186</text:p>
          </table:table-cell>
          <table:table-cell table:style-name="ce1" table:formula="of:=DEC2HEX([.D12])" office:value-type="string" office:string-value="505">
            <text:p>505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0</text:span>/A<text:span text:style-name="T2">b</text:span><text:span text:style-name="T1">0</text:span>  </text:p>
          </table:table-cell>
          <table:table-cell table:style-name="ce2" office:value-type="float" office:value="25.96">
            <text:p>25.96</text:p>
          </table:table-cell>
          <table:table-cell table:formula="of:=[.C13]*[.$A$4]" office:value-type="float" office:value="1362.58318290821">
            <text:p>1362.5831829082</text:p>
          </table:table-cell>
          <table:table-cell table:style-name="ce1" table:formula="of:=DEC2HEX([.D13])" office:value-type="string" office:string-value="552">
            <text:p>552</text:p>
          </table:table-cell>
        </table:table-row>
        <table:table-row table:style-name="ro2">
          <table:table-cell/>
          <table:table-cell table:style-name="ce2" office:value-type="string">
            <text:p>A<text:span text:style-name="T1">0</text:span></text:p>
          </table:table-cell>
          <table:table-cell table:style-name="ce2" office:value-type="float" office:value="27.5">
            <text:p>27.5</text:p>
          </table:table-cell>
          <table:table-cell table:formula="of:=[.C14]*[.$A$4]" office:value-type="float" office:value="1443.41438867395">
            <text:p>1443.414388674</text:p>
          </table:table-cell>
          <table:table-cell table:style-name="ce1" table:formula="of:=DEC2HEX([.D14])" office:value-type="string" office:string-value="5A3">
            <text:p>5A3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0</text:span>/B<text:span text:style-name="T2">b</text:span><text:span text:style-name="T1">0</text:span>  </text:p>
          </table:table-cell>
          <table:table-cell table:style-name="ce2" office:value-type="float" office:value="29.14">
            <text:p>29.14</text:p>
          </table:table-cell>
          <table:table-cell table:formula="of:=[.C15]*[.$A$4]" office:value-type="float" office:value="1529.49437403487">
            <text:p>1529.4943740349</text:p>
          </table:table-cell>
          <table:table-cell table:style-name="ce1" table:formula="of:=DEC2HEX([.D15])" office:value-type="string" office:string-value="5F9">
            <text:p>5F9</text:p>
          </table:table-cell>
        </table:table-row>
        <table:table-row table:style-name="ro2">
          <table:table-cell/>
          <table:table-cell table:style-name="ce2" office:value-type="string">
            <text:p>B<text:span text:style-name="T1">0</text:span></text:p>
          </table:table-cell>
          <table:table-cell table:style-name="ce2" office:value-type="float" office:value="30.87">
            <text:p>30.87</text:p>
          </table:table-cell>
          <table:table-cell table:formula="of:=[.C16]*[.$A$4]" office:value-type="float" office:value="1620.29826103145">
            <text:p>1620.2982610315</text:p>
          </table:table-cell>
          <table:table-cell table:style-name="ce1" table:formula="of:=DEC2HEX([.D16])" office:value-type="string" office:string-value="654">
            <text:p>654</text:p>
          </table:table-cell>
        </table:table-row>
        <table:table-row table:style-name="ro2">
          <table:table-cell/>
          <table:table-cell table:style-name="ce2" office:value-type="string">
            <text:p>C<text:span text:style-name="T1">1</text:span></text:p>
          </table:table-cell>
          <table:table-cell table:style-name="ce2" office:value-type="float" office:value="32.7">
            <text:p>32.7</text:p>
          </table:table-cell>
          <table:table-cell table:formula="of:=[.C17]*[.$A$4]" office:value-type="float" office:value="1716.35092762321">
            <text:p>1716.3509276232</text:p>
          </table:table-cell>
          <table:table-cell table:style-name="ce1" table:formula="of:=DEC2HEX([.D17])" office:value-type="string" office:string-value="6B4">
            <text:p>6B4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1</text:span>/D<text:span text:style-name="T2">b</text:span><text:span text:style-name="T1">1</text:span>  </text:p>
          </table:table-cell>
          <table:table-cell table:style-name="ce2" office:value-type="float" office:value="34.65">
            <text:p>34.65</text:p>
          </table:table-cell>
          <table:table-cell table:formula="of:=[.C18]*[.$A$4]" office:value-type="float" office:value="1818.70212972918">
            <text:p>1818.7021297292</text:p>
          </table:table-cell>
          <table:table-cell table:style-name="ce1" table:formula="of:=DEC2HEX([.D18])" office:value-type="string" office:string-value="71A">
            <text:p>71A</text:p>
          </table:table-cell>
        </table:table-row>
        <table:table-row table:style-name="ro2">
          <table:table-cell/>
          <table:table-cell table:style-name="ce2" office:value-type="string">
            <text:p>D<text:span text:style-name="T1">1</text:span></text:p>
          </table:table-cell>
          <table:table-cell table:style-name="ce2" office:value-type="float" office:value="36.71">
            <text:p>36.71</text:p>
          </table:table-cell>
          <table:table-cell table:formula="of:=[.C19]*[.$A$4]" office:value-type="float" office:value="1926.82698938985">
            <text:p>1926.8269893899</text:p>
          </table:table-cell>
          <table:table-cell table:style-name="ce1" table:formula="of:=DEC2HEX([.D19])" office:value-type="string" office:string-value="786">
            <text:p>786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1</text:span>/E<text:span text:style-name="T2">b</text:span><text:span text:style-name="T1">1</text:span>  </text:p>
          </table:table-cell>
          <table:table-cell table:style-name="ce2" office:value-type="float" office:value="38.89">
            <text:p>38.89</text:p>
          </table:table-cell>
          <table:table-cell table:formula="of:=[.C20]*[.$A$4]" office:value-type="float" office:value="2041.25038456473">
            <text:p>2041.2503845647</text:p>
          </table:table-cell>
          <table:table-cell table:style-name="ce1" table:formula="of:=DEC2HEX([.D20])" office:value-type="string" office:string-value="7F9">
            <text:p>7F9</text:p>
          </table:table-cell>
        </table:table-row>
        <table:table-row table:style-name="ro2">
          <table:table-cell/>
          <table:table-cell table:style-name="ce2" office:value-type="string">
            <text:p>E<text:span text:style-name="T1">1</text:span></text:p>
          </table:table-cell>
          <table:table-cell table:style-name="ce2" office:value-type="float" office:value="41.2">
            <text:p>41.2</text:p>
          </table:table-cell>
          <table:table-cell table:formula="of:=[.C21]*[.$A$4]" office:value-type="float" office:value="2162.49719321334">
            <text:p>2162.4971932133</text:p>
          </table:table-cell>
          <table:table-cell table:style-name="ce1" table:formula="of:=DEC2HEX([.D21])" office:value-type="string" office:string-value="872">
            <text:p>872</text:p>
          </table:table-cell>
        </table:table-row>
        <table:table-row table:style-name="ro2">
          <table:table-cell/>
          <table:table-cell table:style-name="ce2" office:value-type="string">
            <text:p>F<text:span text:style-name="T1">1</text:span></text:p>
          </table:table-cell>
          <table:table-cell table:style-name="ce2" office:value-type="float" office:value="43.65">
            <text:p>43.65</text:p>
          </table:table-cell>
          <table:table-cell table:formula="of:=[.C22]*[.$A$4]" office:value-type="float" office:value="2291.0922932952">
            <text:p>2291.0922932952</text:p>
          </table:table-cell>
          <table:table-cell table:style-name="ce1" table:formula="of:=DEC2HEX([.D22])" office:value-type="string" office:string-value="8F3">
            <text:p>8F3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1</text:span>/G<text:span text:style-name="T2">b</text:span><text:span text:style-name="T1">1</text:span>  </text:p>
          </table:table-cell>
          <table:table-cell table:style-name="ce2" office:value-type="float" office:value="46.25">
            <text:p>46.25</text:p>
          </table:table-cell>
          <table:table-cell table:formula="of:=[.C23]*[.$A$4]" office:value-type="float" office:value="2427.56056276983">
            <text:p>2427.5605627698</text:p>
          </table:table-cell>
          <table:table-cell table:style-name="ce1" table:formula="of:=DEC2HEX([.D23])" office:value-type="string" office:string-value="97B">
            <text:p>97B</text:p>
          </table:table-cell>
        </table:table-row>
        <table:table-row table:style-name="ro2">
          <table:table-cell/>
          <table:table-cell table:style-name="ce2" office:value-type="string">
            <text:p>G<text:span text:style-name="T1">1</text:span></text:p>
          </table:table-cell>
          <table:table-cell table:style-name="ce2" office:value-type="float" office:value="49">
            <text:p>49</text:p>
          </table:table-cell>
          <table:table-cell table:formula="of:=[.C24]*[.$A$4]" office:value-type="float" office:value="2571.90200163722">
            <text:p>2571.9020016372</text:p>
          </table:table-cell>
          <table:table-cell table:style-name="ce1" table:formula="of:=DEC2HEX([.D24])" office:value-type="string" office:string-value="A0B">
            <text:p>A0B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1</text:span>/A<text:span text:style-name="T2">b</text:span><text:span text:style-name="T1">1</text:span>  </text:p>
          </table:table-cell>
          <table:table-cell table:style-name="ce2" office:value-type="float" office:value="51.91">
            <text:p>51.91</text:p>
          </table:table-cell>
          <table:table-cell table:formula="of:=[.C25]*[.$A$4]" office:value-type="float" office:value="2724.6414878569">
            <text:p>2724.6414878569</text:p>
          </table:table-cell>
          <table:table-cell table:style-name="ce1" table:formula="of:=DEC2HEX([.D25])" office:value-type="string" office:string-value="AA4">
            <text:p>AA4</text:p>
          </table:table-cell>
        </table:table-row>
        <table:table-row table:style-name="ro2">
          <table:table-cell/>
          <table:table-cell table:style-name="ce2" office:value-type="string">
            <text:p>A<text:span text:style-name="T1">1</text:span></text:p>
          </table:table-cell>
          <table:table-cell table:style-name="ce2" office:value-type="float" office:value="55">
            <text:p>55</text:p>
          </table:table-cell>
          <table:table-cell table:formula="of:=[.C26]*[.$A$4]" office:value-type="float" office:value="2886.8287773479">
            <text:p>2886.8287773479</text:p>
          </table:table-cell>
          <table:table-cell table:style-name="ce1" table:formula="of:=DEC2HEX([.D26])" office:value-type="string" office:string-value="B46">
            <text:p>B46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1</text:span>/B<text:span text:style-name="T2">b</text:span><text:span text:style-name="T1">1</text:span>  </text:p>
          </table:table-cell>
          <table:table-cell table:style-name="ce2" office:value-type="float" office:value="58.27">
            <text:p>58.27</text:p>
          </table:table-cell>
          <table:table-cell table:formula="of:=[.C27]*[.$A$4]" office:value-type="float" office:value="3058.46387011022">
            <text:p>3058.4638701102</text:p>
          </table:table-cell>
          <table:table-cell table:style-name="ce1" table:formula="of:=DEC2HEX([.D27])" office:value-type="string" office:string-value="BF2">
            <text:p>BF2</text:p>
          </table:table-cell>
        </table:table-row>
        <table:table-row table:style-name="ro2">
          <table:table-cell/>
          <table:table-cell table:style-name="ce2" office:value-type="string">
            <text:p>B<text:span text:style-name="T1">1</text:span></text:p>
          </table:table-cell>
          <table:table-cell table:style-name="ce2" office:value-type="float" office:value="61.74">
            <text:p>61.74</text:p>
          </table:table-cell>
          <table:table-cell table:formula="of:=[.C28]*[.$A$4]" office:value-type="float" office:value="3240.5965220629">
            <text:p>3240.5965220629</text:p>
          </table:table-cell>
          <table:table-cell table:style-name="ce1" table:formula="of:=DEC2HEX([.D28])" office:value-type="string" office:string-value="CA8">
            <text:p>CA8</text:p>
          </table:table-cell>
        </table:table-row>
        <table:table-row table:style-name="ro2">
          <table:table-cell/>
          <table:table-cell table:style-name="ce2" office:value-type="string">
            <text:p>C<text:span text:style-name="T1">2</text:span></text:p>
          </table:table-cell>
          <table:table-cell table:style-name="ce2" office:value-type="float" office:value="65.41">
            <text:p>65.41</text:p>
          </table:table-cell>
          <table:table-cell table:formula="of:=[.C29]*[.$A$4]" office:value-type="float" office:value="3433.22673320593">
            <text:p>3433.2267332059</text:p>
          </table:table-cell>
          <table:table-cell table:style-name="ce1" table:formula="of:=DEC2HEX([.D29])" office:value-type="string" office:string-value="D69">
            <text:p>D69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2</text:span>/D<text:span text:style-name="T2">b</text:span><text:span text:style-name="T1">2</text:span>  </text:p>
          </table:table-cell>
          <table:table-cell table:style-name="ce2" office:value-type="float" office:value="69.3">
            <text:p>69.3</text:p>
          </table:table-cell>
          <table:table-cell table:formula="of:=[.C30]*[.$A$4]" office:value-type="float" office:value="3637.40425945836">
            <text:p>3637.4042594584</text:p>
          </table:table-cell>
          <table:table-cell table:style-name="ce1" table:formula="of:=DEC2HEX([.D30])" office:value-type="string" office:string-value="E35">
            <text:p>E35</text:p>
          </table:table-cell>
        </table:table-row>
        <table:table-row table:style-name="ro2">
          <table:table-cell/>
          <table:table-cell table:style-name="ce2" office:value-type="string">
            <text:p>D<text:span text:style-name="T1">2</text:span></text:p>
          </table:table-cell>
          <table:table-cell table:style-name="ce2" office:value-type="float" office:value="73.42">
            <text:p>73.42</text:p>
          </table:table-cell>
          <table:table-cell table:formula="of:=[.C31]*[.$A$4]" office:value-type="float" office:value="3853.65397877969">
            <text:p>3853.6539787797</text:p>
          </table:table-cell>
          <table:table-cell table:style-name="ce1" table:formula="of:=DEC2HEX([.D31])" office:value-type="string" office:string-value="F0D">
            <text:p>F0D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2</text:span>/E<text:span text:style-name="T2">b</text:span><text:span text:style-name="T1">2</text:span>  </text:p>
          </table:table-cell>
          <table:table-cell table:style-name="ce2" office:value-type="float" office:value="77.78">
            <text:p>77.78</text:p>
          </table:table-cell>
          <table:table-cell table:formula="of:=[.C32]*[.$A$4]" office:value-type="float" office:value="4082.50076912945">
            <text:p>4082.5007691295</text:p>
          </table:table-cell>
          <table:table-cell table:style-name="ce1" table:formula="of:=DEC2HEX([.D32])" office:value-type="string" office:string-value="FF2">
            <text:p>FF2</text:p>
          </table:table-cell>
        </table:table-row>
        <table:table-row table:style-name="ro2">
          <table:table-cell/>
          <table:table-cell table:style-name="ce2" office:value-type="string">
            <text:p>E<text:span text:style-name="T1">2</text:span></text:p>
          </table:table-cell>
          <table:table-cell table:style-name="ce2" office:value-type="float" office:value="82.41">
            <text:p>82.41</text:p>
          </table:table-cell>
          <table:table-cell table:formula="of:=[.C33]*[.$A$4]" office:value-type="float" office:value="4325.51926438619">
            <text:p>4325.5192643862</text:p>
          </table:table-cell>
          <table:table-cell table:style-name="ce1" table:formula="of:=DEC2HEX([.D33])" office:value-type="string" office:string-value="10E5">
            <text:p>10E5</text:p>
          </table:table-cell>
        </table:table-row>
        <table:table-row table:style-name="ro2">
          <table:table-cell/>
          <table:table-cell table:style-name="ce2" office:value-type="string">
            <text:p>F<text:span text:style-name="T1">2</text:span></text:p>
          </table:table-cell>
          <table:table-cell table:style-name="ce2" office:value-type="float" office:value="87.31">
            <text:p>87.31</text:p>
          </table:table-cell>
          <table:table-cell table:formula="of:=[.C34]*[.$A$4]" office:value-type="float" office:value="4582.70946454991">
            <text:p>4582.7094645499</text:p>
          </table:table-cell>
          <table:table-cell table:style-name="ce1" table:formula="of:=DEC2HEX([.D34])" office:value-type="string" office:string-value="11E6">
            <text:p>11E6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2</text:span>/G<text:span text:style-name="T2">b</text:span><text:span text:style-name="T1">2</text:span>  </text:p>
          </table:table-cell>
          <table:table-cell table:style-name="ce2" office:value-type="float" office:value="92.5">
            <text:p>92.5</text:p>
          </table:table-cell>
          <table:table-cell table:formula="of:=[.C35]*[.$A$4]" office:value-type="float" office:value="4855.12112553965">
            <text:p>4855.1211255397</text:p>
          </table:table-cell>
          <table:table-cell table:style-name="ce1" table:formula="of:=DEC2HEX([.D35])" office:value-type="string" office:string-value="12F7">
            <text:p>12F7</text:p>
          </table:table-cell>
        </table:table-row>
        <table:table-row table:style-name="ro2">
          <table:table-cell/>
          <table:table-cell table:style-name="ce2" office:value-type="string">
            <text:p>G<text:span text:style-name="T1">2</text:span></text:p>
          </table:table-cell>
          <table:table-cell table:style-name="ce2" office:value-type="float" office:value="98">
            <text:p>98</text:p>
          </table:table-cell>
          <table:table-cell table:formula="of:=[.C36]*[.$A$4]" office:value-type="float" office:value="5143.80400327444">
            <text:p>5143.8040032745</text:p>
          </table:table-cell>
          <table:table-cell table:style-name="ce1" table:formula="of:=DEC2HEX([.D36])" office:value-type="string" office:string-value="1417">
            <text:p>1417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2</text:span>/A<text:span text:style-name="T2">b</text:span><text:span text:style-name="T1">2</text:span>  </text:p>
          </table:table-cell>
          <table:table-cell table:style-name="ce2" office:value-type="float" office:value="103.83">
            <text:p>103.83</text:p>
          </table:table-cell>
          <table:table-cell table:formula="of:=[.C37]*[.$A$4]" office:value-type="float" office:value="5449.80785367332">
            <text:p>5449.8078536733</text:p>
          </table:table-cell>
          <table:table-cell table:style-name="ce1" table:formula="of:=DEC2HEX([.D37])" office:value-type="string" office:string-value="1549">
            <text:p>1549</text:p>
          </table:table-cell>
        </table:table-row>
        <table:table-row table:style-name="ro2">
          <table:table-cell/>
          <table:table-cell table:style-name="ce2" office:value-type="string">
            <text:p>A<text:span text:style-name="T1">2</text:span></text:p>
          </table:table-cell>
          <table:table-cell table:style-name="ce2" office:value-type="float" office:value="110">
            <text:p>110</text:p>
          </table:table-cell>
          <table:table-cell table:formula="of:=[.C38]*[.$A$4]" office:value-type="float" office:value="5773.6575546958">
            <text:p>5773.6575546958</text:p>
          </table:table-cell>
          <table:table-cell table:style-name="ce1" table:formula="of:=DEC2HEX([.D38])" office:value-type="string" office:string-value="168D">
            <text:p>168D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2</text:span>/B<text:span text:style-name="T2">b</text:span><text:span text:style-name="T1">2</text:span>  </text:p>
          </table:table-cell>
          <table:table-cell table:style-name="ce2" office:value-type="float" office:value="116.54">
            <text:p>116.54</text:p>
          </table:table-cell>
          <table:table-cell table:formula="of:=[.C39]*[.$A$4]" office:value-type="float" office:value="6116.92774022045">
            <text:p>6116.9277402205</text:p>
          </table:table-cell>
          <table:table-cell table:style-name="ce1" table:formula="of:=DEC2HEX([.D39])" office:value-type="string" office:string-value="17E4">
            <text:p>17E4</text:p>
          </table:table-cell>
        </table:table-row>
        <table:table-row table:style-name="ro2">
          <table:table-cell/>
          <table:table-cell table:style-name="ce2" office:value-type="string">
            <text:p>B<text:span text:style-name="T1">2</text:span></text:p>
          </table:table-cell>
          <table:table-cell table:style-name="ce2" office:value-type="float" office:value="123.47">
            <text:p>123.47</text:p>
          </table:table-cell>
          <table:table-cell table:formula="of:=[.C40]*[.$A$4]" office:value-type="float" office:value="6480.66816616628">
            <text:p>6480.6681661663</text:p>
          </table:table-cell>
          <table:table-cell table:style-name="ce1" table:formula="of:=DEC2HEX([.D40])" office:value-type="string" office:string-value="1950">
            <text:p>1950</text:p>
          </table:table-cell>
        </table:table-row>
        <table:table-row table:style-name="ro2">
          <table:table-cell/>
          <table:table-cell table:style-name="ce2" office:value-type="string">
            <text:p>C<text:span text:style-name="T1">3</text:span></text:p>
          </table:table-cell>
          <table:table-cell table:style-name="ce2" office:value-type="float" office:value="130.81">
            <text:p>130.81</text:p>
          </table:table-cell>
          <table:table-cell table:formula="of:=[.C41]*[.$A$4]" office:value-type="float" office:value="6865.92858845235">
            <text:p>6865.9285884524</text:p>
          </table:table-cell>
          <table:table-cell table:style-name="ce1" table:formula="of:=DEC2HEX([.D41])" office:value-type="string" office:string-value="1AD1">
            <text:p>1AD1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3</text:span>/D<text:span text:style-name="T2">b</text:span><text:span text:style-name="T1">3</text:span>  </text:p>
          </table:table-cell>
          <table:table-cell table:style-name="ce2" office:value-type="float" office:value="138.59">
            <text:p>138.59</text:p>
          </table:table-cell>
          <table:table-cell table:formula="of:=[.C42]*[.$A$4]" office:value-type="float" office:value="7274.28364095719">
            <text:p>7274.2836409572</text:p>
          </table:table-cell>
          <table:table-cell table:style-name="ce1" table:formula="of:=DEC2HEX([.D42])" office:value-type="string" office:string-value="1C6A">
            <text:p>1C6A</text:p>
          </table:table-cell>
        </table:table-row>
        <table:table-row table:style-name="ro2">
          <table:table-cell/>
          <table:table-cell table:style-name="ce2" office:value-type="string">
            <text:p>D<text:span text:style-name="T1">3</text:span></text:p>
          </table:table-cell>
          <table:table-cell table:style-name="ce2" office:value-type="float" office:value="146.83">
            <text:p>146.83</text:p>
          </table:table-cell>
          <table:table-cell table:formula="of:=[.C43]*[.$A$4]" office:value-type="float" office:value="7706.78307959986">
            <text:p>7706.7830795999</text:p>
          </table:table-cell>
          <table:table-cell table:style-name="ce1" table:formula="of:=DEC2HEX([.D43])" office:value-type="string" office:string-value="1E1A">
            <text:p>1E1A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3</text:span>/E<text:span text:style-name="T2">b</text:span><text:span text:style-name="T1">3</text:span>  </text:p>
          </table:table-cell>
          <table:table-cell table:style-name="ce2" office:value-type="float" office:value="155.56">
            <text:p>155.56</text:p>
          </table:table-cell>
          <table:table-cell table:formula="of:=[.C44]*[.$A$4]" office:value-type="float" office:value="8165.0015382589">
            <text:p>8165.0015382589</text:p>
          </table:table-cell>
          <table:table-cell table:style-name="ce1" table:formula="of:=DEC2HEX([.D44])" office:value-type="string" office:string-value="1FE5">
            <text:p>1FE5</text:p>
          </table:table-cell>
        </table:table-row>
        <table:table-row table:style-name="ro2">
          <table:table-cell/>
          <table:table-cell table:style-name="ce2" office:value-type="string">
            <text:p>E<text:span text:style-name="T1">3</text:span></text:p>
          </table:table-cell>
          <table:table-cell table:style-name="ce2" office:value-type="float" office:value="164.81">
            <text:p>164.81</text:p>
          </table:table-cell>
          <table:table-cell table:formula="of:=[.C45]*[.$A$4]" office:value-type="float" office:value="8650.51365081287">
            <text:p>8650.5136508129</text:p>
          </table:table-cell>
          <table:table-cell table:style-name="ce1" table:formula="of:=DEC2HEX([.D45])" office:value-type="string" office:string-value="21CA">
            <text:p>21CA</text:p>
          </table:table-cell>
        </table:table-row>
        <table:table-row table:style-name="ro2">
          <table:table-cell/>
          <table:table-cell table:style-name="ce2" office:value-type="string">
            <text:p>F<text:span text:style-name="T1">3</text:span></text:p>
          </table:table-cell>
          <table:table-cell table:style-name="ce2" office:value-type="float" office:value="174.61">
            <text:p>174.61</text:p>
          </table:table-cell>
          <table:table-cell table:formula="of:=[.C46]*[.$A$4]" office:value-type="float" office:value="9164.89405114031">
            <text:p>9164.8940511403</text:p>
          </table:table-cell>
          <table:table-cell table:style-name="ce1" table:formula="of:=DEC2HEX([.D46])" office:value-type="string" office:string-value="23CC">
            <text:p>23CC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3</text:span>/G<text:span text:style-name="T2">b</text:span><text:span text:style-name="T1">3</text:span>  </text:p>
          </table:table-cell>
          <table:table-cell table:style-name="ce2" office:value-type="float" office:value="185">
            <text:p>185</text:p>
          </table:table-cell>
          <table:table-cell table:formula="of:=[.C47]*[.$A$4]" office:value-type="float" office:value="9710.24225107931">
            <text:p>9710.2422510793</text:p>
          </table:table-cell>
          <table:table-cell table:style-name="ce1" table:formula="of:=DEC2HEX([.D47])" office:value-type="string" office:string-value="25EE">
            <text:p>25EE</text:p>
          </table:table-cell>
        </table:table-row>
        <table:table-row table:style-name="ro2">
          <table:table-cell/>
          <table:table-cell table:style-name="ce2" office:value-type="string">
            <text:p>G<text:span text:style-name="T1">3</text:span></text:p>
          </table:table-cell>
          <table:table-cell table:style-name="ce2" office:value-type="float" office:value="196">
            <text:p>196</text:p>
          </table:table-cell>
          <table:table-cell table:formula="of:=[.C48]*[.$A$4]" office:value-type="float" office:value="10287.6080065489">
            <text:p>10287.6080065489</text:p>
          </table:table-cell>
          <table:table-cell table:style-name="ce1" table:formula="of:=DEC2HEX([.D48])" office:value-type="string" office:string-value="282F">
            <text:p>282F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3</text:span>/A<text:span text:style-name="T2">b</text:span><text:span text:style-name="T1">3</text:span>  </text:p>
          </table:table-cell>
          <table:table-cell table:style-name="ce2" office:value-type="float" office:value="207.65">
            <text:p>207.65</text:p>
          </table:table-cell>
          <table:table-cell table:formula="of:=[.C49]*[.$A$4]" office:value-type="float" office:value="10899.0908293871">
            <text:p>10899.0908293871</text:p>
          </table:table-cell>
          <table:table-cell table:style-name="ce1" table:formula="of:=DEC2HEX([.D49])" office:value-type="string" office:string-value="2A93">
            <text:p>2A93</text:p>
          </table:table-cell>
        </table:table-row>
        <table:table-row table:style-name="ro2">
          <table:table-cell/>
          <table:table-cell table:style-name="ce2" office:value-type="string">
            <text:p>A<text:span text:style-name="T1">3</text:span></text:p>
          </table:table-cell>
          <table:table-cell table:style-name="ce2" office:value-type="float" office:value="220">
            <text:p>220</text:p>
          </table:table-cell>
          <table:table-cell table:formula="of:=[.C50]*[.$A$4]" office:value-type="float" office:value="11547.3151093916">
            <text:p>11547.3151093916</text:p>
          </table:table-cell>
          <table:table-cell table:style-name="ce1" table:formula="of:=DEC2HEX([.D50])" office:value-type="string" office:string-value="2D1B">
            <text:p>2D1B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3</text:span>/B<text:span text:style-name="T2">b</text:span><text:span text:style-name="T1">3</text:span>  </text:p>
          </table:table-cell>
          <table:table-cell table:style-name="ce2" office:value-type="float" office:value="233.08">
            <text:p>233.08</text:p>
          </table:table-cell>
          <table:table-cell table:formula="of:=[.C51]*[.$A$4]" office:value-type="float" office:value="12233.8554804409">
            <text:p>12233.8554804409</text:p>
          </table:table-cell>
          <table:table-cell table:style-name="ce1" table:formula="of:=DEC2HEX([.D51])" office:value-type="string" office:string-value="2FC9">
            <text:p>2FC9</text:p>
          </table:table-cell>
        </table:table-row>
        <table:table-row table:style-name="ro2">
          <table:table-cell/>
          <table:table-cell table:style-name="ce2" office:value-type="string">
            <text:p>B<text:span text:style-name="T1">3</text:span></text:p>
          </table:table-cell>
          <table:table-cell table:style-name="ce2" office:value-type="float" office:value="246.94">
            <text:p>246.94</text:p>
          </table:table-cell>
          <table:table-cell table:formula="of:=[.C52]*[.$A$4]" office:value-type="float" office:value="12961.3363323326">
            <text:p>12961.3363323326</text:p>
          </table:table-cell>
          <table:table-cell table:style-name="ce1" table:formula="of:=DEC2HEX([.D52])" office:value-type="string" office:string-value="32A1">
            <text:p>32A1</text:p>
          </table:table-cell>
        </table:table-row>
        <table:table-row table:style-name="ro2">
          <table:table-cell/>
          <table:table-cell table:style-name="ce2" office:value-type="string">
            <text:p>C<text:span text:style-name="T1">4</text:span></text:p>
          </table:table-cell>
          <table:table-cell table:style-name="ce2" office:value-type="float" office:value="261.63">
            <text:p>261.63</text:p>
          </table:table-cell>
          <table:table-cell table:formula="of:=[.C53]*[.$A$4]" office:value-type="float" office:value="13732.3820548642">
            <text:p>13732.3820548642</text:p>
          </table:table-cell>
          <table:table-cell table:style-name="ce1" table:formula="of:=DEC2HEX([.D53])" office:value-type="string" office:string-value="35A4">
            <text:p>35A4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4</text:span>/D<text:span text:style-name="T2">b</text:span><text:span text:style-name="T1">4</text:span>  </text:p>
          </table:table-cell>
          <table:table-cell table:style-name="ce2" office:value-type="float" office:value="277.18">
            <text:p>277.18</text:p>
          </table:table-cell>
          <table:table-cell table:formula="of:=[.C54]*[.$A$4]" office:value-type="float" office:value="14548.5672819144">
            <text:p>14548.5672819144</text:p>
          </table:table-cell>
          <table:table-cell table:style-name="ce1" table:formula="of:=DEC2HEX([.D54])" office:value-type="string" office:string-value="38D4">
            <text:p>38D4</text:p>
          </table:table-cell>
        </table:table-row>
        <table:table-row table:style-name="ro2">
          <table:table-cell/>
          <table:table-cell table:style-name="ce2" office:value-type="string">
            <text:p>D<text:span text:style-name="T1">4</text:span></text:p>
          </table:table-cell>
          <table:table-cell table:style-name="ce2" office:value-type="float" office:value="293.66">
            <text:p>293.66</text:p>
          </table:table-cell>
          <table:table-cell table:formula="of:=[.C55]*[.$A$4]" office:value-type="float" office:value="15413.5661591997">
            <text:p>15413.5661591997</text:p>
          </table:table-cell>
          <table:table-cell table:style-name="ce1" table:formula="of:=DEC2HEX([.D55])" office:value-type="string" office:string-value="3C35">
            <text:p>3C35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4</text:span>/E<text:span text:style-name="T2">b</text:span><text:span text:style-name="T1">4</text:span>  </text:p>
          </table:table-cell>
          <table:table-cell table:style-name="ce2" office:value-type="float" office:value="311.13">
            <text:p>311.13</text:p>
          </table:table-cell>
          <table:table-cell table:formula="of:=[.C56]*[.$A$4]" office:value-type="float" office:value="16330.5279544773">
            <text:p>16330.5279544773</text:p>
          </table:table-cell>
          <table:table-cell table:style-name="ce1" table:formula="of:=DEC2HEX([.D56])" office:value-type="string" office:string-value="3FCA">
            <text:p>3FCA</text:p>
          </table:table-cell>
        </table:table-row>
        <table:table-row table:style-name="ro2">
          <table:table-cell/>
          <table:table-cell table:style-name="ce2" office:value-type="string">
            <text:p>E<text:span text:style-name="T1">4</text:span></text:p>
          </table:table-cell>
          <table:table-cell table:style-name="ce2" office:value-type="float" office:value="329.63">
            <text:p>329.63</text:p>
          </table:table-cell>
          <table:table-cell table:formula="of:=[.C57]*[.$A$4]" office:value-type="float" office:value="17301.5521795853">
            <text:p>17301.5521795853</text:p>
          </table:table-cell>
          <table:table-cell table:style-name="ce1" table:formula="of:=DEC2HEX([.D57])" office:value-type="string" office:string-value="4395">
            <text:p>4395</text:p>
          </table:table-cell>
        </table:table-row>
        <table:table-row table:style-name="ro2">
          <table:table-cell/>
          <table:table-cell table:style-name="ce2" office:value-type="string">
            <text:p>F<text:span text:style-name="T1">4</text:span></text:p>
          </table:table-cell>
          <table:table-cell table:style-name="ce2" office:value-type="float" office:value="349.23">
            <text:p>349.23</text:p>
          </table:table-cell>
          <table:table-cell table:formula="of:=[.C58]*[.$A$4]" office:value-type="float" office:value="18330.3129802401">
            <text:p>18330.3129802401</text:p>
          </table:table-cell>
          <table:table-cell table:style-name="ce1" table:formula="of:=DEC2HEX([.D58])" office:value-type="string" office:string-value="479A">
            <text:p>479A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4</text:span>/G<text:span text:style-name="T2">b</text:span><text:span text:style-name="T1">4</text:span>  </text:p>
          </table:table-cell>
          <table:table-cell table:style-name="ce2" office:value-type="float" office:value="369.99">
            <text:p>369.99</text:p>
          </table:table-cell>
          <table:table-cell table:formula="of:=[.C59]*[.$A$4]" office:value-type="float" office:value="19419.9596241991">
            <text:p>19419.9596241991</text:p>
          </table:table-cell>
          <table:table-cell table:style-name="ce1" table:formula="of:=DEC2HEX([.D59])" office:value-type="string" office:string-value="4BDB">
            <text:p>4BDB</text:p>
          </table:table-cell>
        </table:table-row>
        <table:table-row table:style-name="ro2">
          <table:table-cell/>
          <table:table-cell table:style-name="ce2" office:value-type="string">
            <text:p>G<text:span text:style-name="T1">4</text:span></text:p>
          </table:table-cell>
          <table:table-cell table:style-name="ce2" office:value-type="float" office:value="392">
            <text:p>392</text:p>
          </table:table-cell>
          <table:table-cell table:formula="of:=[.C60]*[.$A$4]" office:value-type="float" office:value="20575.2160130978">
            <text:p>20575.2160130978</text:p>
          </table:table-cell>
          <table:table-cell table:style-name="ce1" table:formula="of:=DEC2HEX([.D60])" office:value-type="string" office:string-value="505F">
            <text:p>505F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4</text:span>/A<text:span text:style-name="T2">b</text:span><text:span text:style-name="T1">4</text:span>  </text:p>
          </table:table-cell>
          <table:table-cell table:style-name="ce2" office:value-type="float" office:value="415.3">
            <text:p>415.3</text:p>
          </table:table-cell>
          <table:table-cell table:formula="of:=[.C61]*[.$A$4]" office:value-type="float" office:value="21798.1816587742">
            <text:p>21798.1816587742</text:p>
          </table:table-cell>
          <table:table-cell table:style-name="ce1" table:formula="of:=DEC2HEX([.D61])" office:value-type="string" office:string-value="5526">
            <text:p>5526</text:p>
          </table:table-cell>
        </table:table-row>
        <table:table-row table:style-name="ro2">
          <table:table-cell/>
          <table:table-cell table:style-name="ce2" office:value-type="string">
            <text:p>A<text:span text:style-name="T1">4</text:span></text:p>
          </table:table-cell>
          <table:table-cell table:style-name="ce2" office:value-type="float" office:value="440">
            <text:p>440</text:p>
          </table:table-cell>
          <table:table-cell table:formula="of:=[.C62]*[.$A$4]" office:value-type="float" office:value="23094.6302187832">
            <text:p>23094.6302187832</text:p>
          </table:table-cell>
          <table:table-cell table:style-name="ce1" table:formula="of:=DEC2HEX([.D62])" office:value-type="string" office:string-value="5A36">
            <text:p>5A36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4</text:span>/B<text:span text:style-name="T2">b</text:span><text:span text:style-name="T1">4</text:span>  </text:p>
          </table:table-cell>
          <table:table-cell table:style-name="ce2" office:value-type="float" office:value="466.16">
            <text:p>466.16</text:p>
          </table:table-cell>
          <table:table-cell table:formula="of:=[.C63]*[.$A$4]" office:value-type="float" office:value="24467.7109608818">
            <text:p>24467.7109608818</text:p>
          </table:table-cell>
          <table:table-cell table:style-name="ce1" table:formula="of:=DEC2HEX([.D63])" office:value-type="string" office:string-value="5F93">
            <text:p>5F93</text:p>
          </table:table-cell>
        </table:table-row>
        <table:table-row table:style-name="ro2">
          <table:table-cell/>
          <table:table-cell table:style-name="ce2" office:value-type="string">
            <text:p>B<text:span text:style-name="T1">4</text:span></text:p>
          </table:table-cell>
          <table:table-cell table:style-name="ce2" office:value-type="float" office:value="493.88">
            <text:p>493.88</text:p>
          </table:table-cell>
          <table:table-cell table:formula="of:=[.C64]*[.$A$4]" office:value-type="float" office:value="25922.6726646651">
            <text:p>25922.6726646651</text:p>
          </table:table-cell>
          <table:table-cell table:style-name="ce1" table:formula="of:=DEC2HEX([.D64])" office:value-type="string" office:string-value="6542">
            <text:p>6542</text:p>
          </table:table-cell>
        </table:table-row>
        <table:table-row table:style-name="ro2">
          <table:table-cell/>
          <table:table-cell table:style-name="ce2" office:value-type="string">
            <text:p>C<text:span text:style-name="T1">5</text:span></text:p>
          </table:table-cell>
          <table:table-cell table:style-name="ce2" office:value-type="float" office:value="523.25">
            <text:p>523.25</text:p>
          </table:table-cell>
          <table:table-cell table:formula="of:=[.C65]*[.$A$4]" office:value-type="float" office:value="27464.2392317689">
            <text:p>27464.2392317689</text:p>
          </table:table-cell>
          <table:table-cell table:style-name="ce1" table:formula="of:=DEC2HEX([.D65])" office:value-type="string" office:string-value="6B48">
            <text:p>6B48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5</text:span>/D<text:span text:style-name="T2">b</text:span><text:span text:style-name="T1">5</text:span>  </text:p>
          </table:table-cell>
          <table:table-cell table:style-name="ce2" office:value-type="float" office:value="554.37">
            <text:p>554.37</text:p>
          </table:table-cell>
          <table:table-cell table:formula="of:=[.C66]*[.$A$4]" office:value-type="float" office:value="29097.6594417883">
            <text:p>29097.6594417883</text:p>
          </table:table-cell>
          <table:table-cell table:style-name="ce1" table:formula="of:=DEC2HEX([.D66])" office:value-type="string" office:string-value="71A9">
            <text:p>71A9</text:p>
          </table:table-cell>
        </table:table-row>
        <table:table-row table:style-name="ro2">
          <table:table-cell/>
          <table:table-cell table:style-name="ce2" office:value-type="string">
            <text:p>D<text:span text:style-name="T1">5</text:span></text:p>
          </table:table-cell>
          <table:table-cell table:style-name="ce2" office:value-type="float" office:value="587.33">
            <text:p>587.33</text:p>
          </table:table-cell>
          <table:table-cell table:formula="of:=[.C67]*[.$A$4]" office:value-type="float" office:value="30827.657196359">
            <text:p>30827.657196359</text:p>
          </table:table-cell>
          <table:table-cell table:style-name="ce1" table:formula="of:=DEC2HEX([.D67])" office:value-type="string" office:string-value="786B">
            <text:p>786B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5</text:span>/E<text:span text:style-name="T2">b</text:span><text:span text:style-name="T1">5</text:span>  </text:p>
          </table:table-cell>
          <table:table-cell table:style-name="ce2" office:value-type="float" office:value="622.25">
            <text:p>622.25</text:p>
          </table:table-cell>
          <table:table-cell table:formula="of:=[.C68]*[.$A$4]" office:value-type="float" office:value="32660.5310309951">
            <text:p>32660.5310309951</text:p>
          </table:table-cell>
          <table:table-cell table:style-name="ce1" table:formula="of:=DEC2HEX([.D68])" office:value-type="string" office:string-value="7F94">
            <text:p>7F94</text:p>
          </table:table-cell>
        </table:table-row>
        <table:table-row table:style-name="ro2">
          <table:table-cell/>
          <table:table-cell table:style-name="ce2" office:value-type="string">
            <text:p>E<text:span text:style-name="T1">5</text:span></text:p>
          </table:table-cell>
          <table:table-cell table:style-name="ce2" office:value-type="float" office:value="659.25">
            <text:p>659.25</text:p>
          </table:table-cell>
          <table:table-cell table:formula="of:=[.C69]*[.$A$4]" office:value-type="float" office:value="34602.579481211">
            <text:p>34602.579481211</text:p>
          </table:table-cell>
          <table:table-cell table:style-name="ce1" table:formula="of:=DEC2HEX([.D69])" office:value-type="string" office:string-value="872A">
            <text:p>872A</text:p>
          </table:table-cell>
        </table:table-row>
        <table:table-row table:style-name="ro2">
          <table:table-cell/>
          <table:table-cell table:style-name="ce2" office:value-type="string">
            <text:p>F<text:span text:style-name="T1">5</text:span></text:p>
          </table:table-cell>
          <table:table-cell table:style-name="ce2" office:value-type="float" office:value="698.46">
            <text:p>698.46</text:p>
          </table:table-cell>
          <table:table-cell table:formula="of:=[.C70]*[.$A$4]" office:value-type="float" office:value="36660.6259604803">
            <text:p>36660.6259604803</text:p>
          </table:table-cell>
          <table:table-cell table:style-name="ce1" table:formula="of:=DEC2HEX([.D70])" office:value-type="string" office:string-value="8F34">
            <text:p>8F34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5</text:span>/G<text:span text:style-name="T2">b</text:span><text:span text:style-name="T1">5</text:span>  </text:p>
          </table:table-cell>
          <table:table-cell table:style-name="ce2" office:value-type="float" office:value="739.99">
            <text:p>739.99</text:p>
          </table:table-cell>
          <table:table-cell table:formula="of:=[.C71]*[.$A$4]" office:value-type="float" office:value="38840.4441263577">
            <text:p>38840.4441263577</text:p>
          </table:table-cell>
          <table:table-cell table:style-name="ce1" table:formula="of:=DEC2HEX([.D71])" office:value-type="string" office:string-value="97B8">
            <text:p>97B8</text:p>
          </table:table-cell>
        </table:table-row>
        <table:table-row table:style-name="ro2">
          <table:table-cell/>
          <table:table-cell table:style-name="ce2" office:value-type="string">
            <text:p>G<text:span text:style-name="T1">5</text:span></text:p>
          </table:table-cell>
          <table:table-cell table:style-name="ce2" office:value-type="float" office:value="783.99">
            <text:p>783.99</text:p>
          </table:table-cell>
          <table:table-cell table:formula="of:=[.C72]*[.$A$4]" office:value-type="float" office:value="41149.907148236">
            <text:p>41149.907148236</text:p>
          </table:table-cell>
          <table:table-cell table:style-name="ce1" table:formula="of:=DEC2HEX([.D72])" office:value-type="string" office:string-value="A0BD">
            <text:p>A0BD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5</text:span>/A<text:span text:style-name="T2">b</text:span><text:span text:style-name="T1">5</text:span>  </text:p>
          </table:table-cell>
          <table:table-cell table:style-name="ce2" office:value-type="float" office:value="830.61">
            <text:p>830.61</text:p>
          </table:table-cell>
          <table:table-cell table:formula="of:=[.C73]*[.$A$4]" office:value-type="float" office:value="43596.888195508">
            <text:p>43596.888195508</text:p>
          </table:table-cell>
          <table:table-cell table:style-name="ce1" table:formula="of:=DEC2HEX([.D73])" office:value-type="string" office:string-value="AA4C">
            <text:p>AA4C</text:p>
          </table:table-cell>
        </table:table-row>
        <table:table-row table:style-name="ro2">
          <table:table-cell/>
          <table:table-cell table:style-name="ce2" office:value-type="string">
            <text:p>A<text:span text:style-name="T1">5</text:span></text:p>
          </table:table-cell>
          <table:table-cell table:style-name="ce2" office:value-type="float" office:value="880">
            <text:p>880</text:p>
          </table:table-cell>
          <table:table-cell table:formula="of:=[.C74]*[.$A$4]" office:value-type="float" office:value="46189.2604375664">
            <text:p>46189.2604375664</text:p>
          </table:table-cell>
          <table:table-cell table:style-name="ce1" table:formula="of:=DEC2HEX([.D74])" office:value-type="string" office:string-value="B46D">
            <text:p>B46D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5</text:span>/B<text:span text:style-name="T2">b</text:span><text:span text:style-name="T1">5</text:span>  </text:p>
          </table:table-cell>
          <table:table-cell table:style-name="ce2" office:value-type="float" office:value="932.33">
            <text:p>932.33</text:p>
          </table:table-cell>
          <table:table-cell table:formula="of:=[.C75]*[.$A$4]" office:value-type="float" office:value="48935.9467997231">
            <text:p>48935.9467997231</text:p>
          </table:table-cell>
          <table:table-cell table:style-name="ce1" table:formula="of:=DEC2HEX([.D75])" office:value-type="string" office:string-value="BF27">
            <text:p>BF27</text:p>
          </table:table-cell>
        </table:table-row>
        <table:table-row table:style-name="ro2">
          <table:table-cell/>
          <table:table-cell table:style-name="ce2" office:value-type="string">
            <text:p>B<text:span text:style-name="T1">5</text:span></text:p>
          </table:table-cell>
          <table:table-cell table:style-name="ce2" office:value-type="float" office:value="987.77">
            <text:p>987.77</text:p>
          </table:table-cell>
          <table:table-cell table:formula="of:=[.C76]*[.$A$4]" office:value-type="float" office:value="51845.8702072898">
            <text:p>51845.8702072898</text:p>
          </table:table-cell>
          <table:table-cell table:style-name="ce1" table:formula="of:=DEC2HEX([.D76])" office:value-type="string" office:string-value="CA85">
            <text:p>CA85</text:p>
          </table:table-cell>
        </table:table-row>
        <table:table-row table:style-name="ro2">
          <table:table-cell/>
          <table:table-cell table:style-name="ce2" office:value-type="string">
            <text:p>C<text:span text:style-name="T1">6</text:span></text:p>
          </table:table-cell>
          <table:table-cell table:style-name="ce2" office:value-type="float" office:value="1046.5">
            <text:p>1046.5</text:p>
          </table:table-cell>
          <table:table-cell table:formula="of:=[.C77]*[.$A$4]" office:value-type="float" office:value="54928.4784635378">
            <text:p>54928.4784635378</text:p>
          </table:table-cell>
          <table:table-cell table:style-name="ce1" table:formula="of:=DEC2HEX([.D77])" office:value-type="string" office:string-value="D690">
            <text:p>D690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6</text:span>/D<text:span text:style-name="T2">b</text:span><text:span text:style-name="T1">6</text:span>  </text:p>
          </table:table-cell>
          <table:table-cell table:style-name="ce2" office:value-type="float" office:value="1108.73">
            <text:p>1108.73</text:p>
          </table:table-cell>
          <table:table-cell table:formula="of:=[.C78]*[.$A$4]" office:value-type="float" office:value="58194.7940056171">
            <text:p>58194.7940056171</text:p>
          </table:table-cell>
          <table:table-cell table:style-name="ce1" table:formula="of:=DEC2HEX([.D78])" office:value-type="string" office:string-value="E352">
            <text:p>E352</text:p>
          </table:table-cell>
        </table:table-row>
        <table:table-row table:style-name="ro2">
          <table:table-cell/>
          <table:table-cell table:style-name="ce2" office:value-type="string">
            <text:p>D<text:span text:style-name="T1">6</text:span></text:p>
          </table:table-cell>
          <table:table-cell table:style-name="ce2" office:value-type="float" office:value="1174.66">
            <text:p>1174.66</text:p>
          </table:table-cell>
          <table:table-cell table:formula="of:=[.C79]*[.$A$4]" office:value-type="float" office:value="61655.3143927179">
            <text:p>61655.3143927179</text:p>
          </table:table-cell>
          <table:table-cell table:style-name="ce1" table:formula="of:=DEC2HEX([.D79])" office:value-type="string" office:string-value="F0D7">
            <text:p>F0D7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6</text:span>/E<text:span text:style-name="T2">b</text:span><text:span text:style-name="T1">6</text:span>  </text:p>
          </table:table-cell>
          <table:table-cell table:style-name="ce2" office:value-type="float" office:value="1244.51">
            <text:p>1244.51</text:p>
          </table:table-cell>
          <table:table-cell table:formula="of:=[.C80]*[.$A$4]" office:value-type="float" office:value="65321.5869399498">
            <text:p>65321.5869399498</text:p>
          </table:table-cell>
          <table:table-cell table:style-name="ce1" table:formula="of:=DEC2HEX([.D80])" office:value-type="string" office:string-value="FF29">
            <text:p>FF29</text:p>
          </table:table-cell>
        </table:table-row>
        <table:table-row table:style-name="ro2">
          <table:table-cell/>
          <table:table-cell table:style-name="ce2" office:value-type="string">
            <text:p>E<text:span text:style-name="T1">6</text:span></text:p>
          </table:table-cell>
          <table:table-cell table:style-name="ce2" office:value-type="float" office:value="1318.51">
            <text:p>1318.51</text:p>
          </table:table-cell>
          <table:table-cell table:formula="of:=[.C81]*[.$A$4]" office:value-type="float" office:value="69205.6838403815">
            <text:p>69205.6838403815</text:p>
          </table:table-cell>
          <table:table-cell table:style-name="ce1" table:formula="of:=DEC2HEX([.D81])" office:value-type="string" office:string-value="10E55">
            <text:p>10E55</text:p>
          </table:table-cell>
        </table:table-row>
        <table:table-row table:style-name="ro2">
          <table:table-cell/>
          <table:table-cell table:style-name="ce2" office:value-type="string">
            <text:p>F<text:span text:style-name="T1">6</text:span></text:p>
          </table:table-cell>
          <table:table-cell table:style-name="ce2" office:value-type="float" office:value="1396.91">
            <text:p>1396.91</text:p>
          </table:table-cell>
          <table:table-cell table:formula="of:=[.C82]*[.$A$4]" office:value-type="float" office:value="73320.727043001">
            <text:p>73320.727043001</text:p>
          </table:table-cell>
          <table:table-cell table:style-name="ce1" table:formula="of:=DEC2HEX([.D82])" office:value-type="string" office:string-value="11E68">
            <text:p>11E68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6</text:span>/G<text:span text:style-name="T2">b</text:span><text:span text:style-name="T1">6</text:span>  </text:p>
          </table:table-cell>
          <table:table-cell table:style-name="ce2" office:value-type="float" office:value="1479.98">
            <text:p>1479.98</text:p>
          </table:table-cell>
          <table:table-cell table:formula="of:=[.C83]*[.$A$4]" office:value-type="float" office:value="77680.8882527154">
            <text:p>77680.8882527154</text:p>
          </table:table-cell>
          <table:table-cell table:style-name="ce1" table:formula="of:=DEC2HEX([.D83])" office:value-type="string" office:string-value="12F70">
            <text:p>12F70</text:p>
          </table:table-cell>
        </table:table-row>
        <table:table-row table:style-name="ro2">
          <table:table-cell/>
          <table:table-cell table:style-name="ce2" office:value-type="string">
            <text:p>G<text:span text:style-name="T1">6</text:span></text:p>
          </table:table-cell>
          <table:table-cell table:style-name="ce2" office:value-type="float" office:value="1567.98">
            <text:p>1567.98</text:p>
          </table:table-cell>
          <table:table-cell table:formula="of:=[.C84]*[.$A$4]" office:value-type="float" office:value="82299.8142964721">
            <text:p>82299.8142964721</text:p>
          </table:table-cell>
          <table:table-cell table:style-name="ce1" table:formula="of:=DEC2HEX([.D84])" office:value-type="string" office:string-value="1417B">
            <text:p>1417B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6</text:span>/A<text:span text:style-name="T2">b</text:span><text:span text:style-name="T1">6</text:span>  </text:p>
          </table:table-cell>
          <table:table-cell table:style-name="ce2" office:value-type="float" office:value="1661.22">
            <text:p>1661.22</text:p>
          </table:table-cell>
          <table:table-cell table:formula="of:=[.C85]*[.$A$4]" office:value-type="float" office:value="87193.776391016">
            <text:p>87193.776391016</text:p>
          </table:table-cell>
          <table:table-cell table:style-name="ce1" table:formula="of:=DEC2HEX([.D85])" office:value-type="string" office:string-value="15499">
            <text:p>15499</text:p>
          </table:table-cell>
        </table:table-row>
        <table:table-row table:style-name="ro2">
          <table:table-cell/>
          <table:table-cell table:style-name="ce2" office:value-type="string">
            <text:p>A<text:span text:style-name="T1">6</text:span></text:p>
          </table:table-cell>
          <table:table-cell table:style-name="ce2" office:value-type="float" office:value="1760">
            <text:p>1760</text:p>
          </table:table-cell>
          <table:table-cell table:formula="of:=[.C86]*[.$A$4]" office:value-type="float" office:value="92378.5208751328">
            <text:p>92378.5208751328</text:p>
          </table:table-cell>
          <table:table-cell table:style-name="ce1" table:formula="of:=DEC2HEX([.D86])" office:value-type="string" office:string-value="168DA">
            <text:p>168DA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6</text:span>/B<text:span text:style-name="T2">b</text:span><text:span text:style-name="T1">6</text:span>  </text:p>
          </table:table-cell>
          <table:table-cell table:style-name="ce2" office:value-type="float" office:value="1864.66">
            <text:p>1864.66</text:p>
          </table:table-cell>
          <table:table-cell table:formula="of:=[.C87]*[.$A$4]" office:value-type="float" office:value="97871.8935994461">
            <text:p>97871.8935994461</text:p>
          </table:table-cell>
          <table:table-cell table:style-name="ce1" table:formula="of:=DEC2HEX([.D87])" office:value-type="string" office:string-value="17E4F">
            <text:p>17E4F</text:p>
          </table:table-cell>
        </table:table-row>
        <table:table-row table:style-name="ro2">
          <table:table-cell/>
          <table:table-cell table:style-name="ce2" office:value-type="string">
            <text:p>B<text:span text:style-name="T1">6</text:span></text:p>
          </table:table-cell>
          <table:table-cell table:style-name="ce2" office:value-type="float" office:value="1975.53">
            <text:p>1975.53</text:p>
          </table:table-cell>
          <table:table-cell table:formula="of:=[.C88]*[.$A$4]" office:value-type="float" office:value="103691.21553662">
            <text:p>103691.21553662</text:p>
          </table:table-cell>
          <table:table-cell table:style-name="ce1" table:formula="of:=DEC2HEX([.D88])" office:value-type="string" office:string-value="1950B">
            <text:p>1950B</text:p>
          </table:table-cell>
        </table:table-row>
        <table:table-row table:style-name="ro2">
          <table:table-cell/>
          <table:table-cell table:style-name="ce2" office:value-type="string">
            <text:p>C<text:span text:style-name="T1">7</text:span></text:p>
          </table:table-cell>
          <table:table-cell table:style-name="ce2" office:value-type="float" office:value="2093">
            <text:p>2093</text:p>
          </table:table-cell>
          <table:table-cell table:formula="of:=[.C89]*[.$A$4]" office:value-type="float" office:value="109856.956927076">
            <text:p>109856.956927076</text:p>
          </table:table-cell>
          <table:table-cell table:style-name="ce1" table:formula="of:=DEC2HEX([.D89])" office:value-type="string" office:string-value="1AD20">
            <text:p>1AD20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7</text:span>/D<text:span text:style-name="T2">b</text:span><text:span text:style-name="T1">7</text:span>  </text:p>
          </table:table-cell>
          <table:table-cell table:style-name="ce2" office:value-type="float" office:value="2217.46">
            <text:p>2217.46</text:p>
          </table:table-cell>
          <table:table-cell table:formula="of:=[.C90]*[.$A$4]" office:value-type="float" office:value="116389.588011234">
            <text:p>116389.588011234</text:p>
          </table:table-cell>
          <table:table-cell table:style-name="ce1" table:formula="of:=DEC2HEX([.D90])" office:value-type="string" office:string-value="1C6A5">
            <text:p>1C6A5</text:p>
          </table:table-cell>
        </table:table-row>
        <table:table-row table:style-name="ro2">
          <table:table-cell/>
          <table:table-cell table:style-name="ce2" office:value-type="string">
            <text:p>D<text:span text:style-name="T1">7</text:span></text:p>
          </table:table-cell>
          <table:table-cell table:style-name="ce2" office:value-type="float" office:value="2349.32">
            <text:p>2349.32</text:p>
          </table:table-cell>
          <table:table-cell table:formula="of:=[.C91]*[.$A$4]" office:value-type="float" office:value="123310.628785436">
            <text:p>123310.628785436</text:p>
          </table:table-cell>
          <table:table-cell table:style-name="ce1" table:formula="of:=DEC2HEX([.D91])" office:value-type="string" office:string-value="1E1AE">
            <text:p>1E1AE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7</text:span>/E<text:span text:style-name="T2">b</text:span><text:span text:style-name="T1">7</text:span>  </text:p>
          </table:table-cell>
          <table:table-cell table:style-name="ce2" office:value-type="float" office:value="2489.02">
            <text:p>2489.02</text:p>
          </table:table-cell>
          <table:table-cell table:formula="of:=[.C92]*[.$A$4]" office:value-type="float" office:value="130643.1738799">
            <text:p>130643.1738799</text:p>
          </table:table-cell>
          <table:table-cell table:style-name="ce1" table:formula="of:=DEC2HEX([.D92])" office:value-type="string" office:string-value="1FE53">
            <text:p>1FE53</text:p>
          </table:table-cell>
        </table:table-row>
        <table:table-row table:style-name="ro2">
          <table:table-cell/>
          <table:table-cell table:style-name="ce2" office:value-type="string">
            <text:p>E<text:span text:style-name="T1">7</text:span></text:p>
          </table:table-cell>
          <table:table-cell table:style-name="ce2" office:value-type="float" office:value="2637.02">
            <text:p>2637.02</text:p>
          </table:table-cell>
          <table:table-cell table:formula="of:=[.C93]*[.$A$4]" office:value-type="float" office:value="138411.367680763">
            <text:p>138411.367680763</text:p>
          </table:table-cell>
          <table:table-cell table:style-name="ce1" table:formula="of:=DEC2HEX([.D93])" office:value-type="string" office:string-value="21CAB">
            <text:p>21CAB</text:p>
          </table:table-cell>
        </table:table-row>
        <table:table-row table:style-name="ro2">
          <table:table-cell/>
          <table:table-cell table:style-name="ce2" office:value-type="string">
            <text:p>F<text:span text:style-name="T1">7</text:span></text:p>
          </table:table-cell>
          <table:table-cell table:style-name="ce2" office:value-type="float" office:value="2793.83">
            <text:p>2793.83</text:p>
          </table:table-cell>
          <table:table-cell table:formula="of:=[.C94]*[.$A$4]" office:value-type="float" office:value="146641.978963962">
            <text:p>146641.978963962</text:p>
          </table:table-cell>
          <table:table-cell table:style-name="ce1" table:formula="of:=DEC2HEX([.D94])" office:value-type="string" office:string-value="23CD1">
            <text:p>23CD1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7</text:span>/G<text:span text:style-name="T2">b</text:span><text:span text:style-name="T1">7</text:span>  </text:p>
          </table:table-cell>
          <table:table-cell table:style-name="ce2" office:value-type="float" office:value="2959.96">
            <text:p>2959.96</text:p>
          </table:table-cell>
          <table:table-cell table:formula="of:=[.C95]*[.$A$4]" office:value-type="float" office:value="155361.776505431">
            <text:p>155361.776505431</text:p>
          </table:table-cell>
          <table:table-cell table:style-name="ce1" table:formula="of:=DEC2HEX([.D95])" office:value-type="string" office:string-value="25EE1">
            <text:p>25EE1</text:p>
          </table:table-cell>
        </table:table-row>
        <table:table-row table:style-name="ro2">
          <table:table-cell/>
          <table:table-cell table:style-name="ce2" office:value-type="string">
            <text:p>G<text:span text:style-name="T1">7</text:span></text:p>
          </table:table-cell>
          <table:table-cell table:style-name="ce2" office:value-type="float" office:value="3135.96">
            <text:p>3135.96</text:p>
          </table:table-cell>
          <table:table-cell table:formula="of:=[.C96]*[.$A$4]" office:value-type="float" office:value="164599.628592944">
            <text:p>164599.628592944</text:p>
          </table:table-cell>
          <table:table-cell table:style-name="ce1" table:formula="of:=DEC2HEX([.D96])" office:value-type="string" office:string-value="282F7">
            <text:p>282F7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7</text:span>/A<text:span text:style-name="T2">b</text:span><text:span text:style-name="T1">7</text:span>  </text:p>
          </table:table-cell>
          <table:table-cell table:style-name="ce2" office:value-type="float" office:value="3322.44">
            <text:p>3322.44</text:p>
          </table:table-cell>
          <table:table-cell table:formula="of:=[.C97]*[.$A$4]" office:value-type="float" office:value="174387.552782032">
            <text:p>174387.552782032</text:p>
          </table:table-cell>
          <table:table-cell table:style-name="ce1" table:formula="of:=DEC2HEX([.D97])" office:value-type="string" office:string-value="2A933">
            <text:p>2A933</text:p>
          </table:table-cell>
        </table:table-row>
        <table:table-row table:style-name="ro2">
          <table:table-cell/>
          <table:table-cell table:style-name="ce2" office:value-type="string">
            <text:p>A<text:span text:style-name="T1">7</text:span></text:p>
          </table:table-cell>
          <table:table-cell table:style-name="ce2" office:value-type="float" office:value="3520">
            <text:p>3520</text:p>
          </table:table-cell>
          <table:table-cell table:formula="of:=[.C98]*[.$A$4]" office:value-type="float" office:value="184757.041750266">
            <text:p>184757.041750266</text:p>
          </table:table-cell>
          <table:table-cell table:style-name="ce1" table:formula="of:=DEC2HEX([.D98])" office:value-type="string" office:string-value="2D1B5">
            <text:p>2D1B5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7</text:span>/B<text:span text:style-name="T2">b</text:span><text:span text:style-name="T1">7</text:span>  </text:p>
          </table:table-cell>
          <table:table-cell table:style-name="ce2" office:value-type="float" office:value="3729.31">
            <text:p>3729.31</text:p>
          </table:table-cell>
          <table:table-cell table:formula="of:=[.C99]*[.$A$4]" office:value-type="float" office:value="195743.262320933">
            <text:p>195743.262320933</text:p>
          </table:table-cell>
          <table:table-cell table:style-name="ce1" table:formula="of:=DEC2HEX([.D99])" office:value-type="string" office:string-value="2FC9F">
            <text:p>2FC9F</text:p>
          </table:table-cell>
        </table:table-row>
        <table:table-row table:style-name="ro2">
          <table:table-cell/>
          <table:table-cell table:style-name="ce2" office:value-type="string">
            <text:p>B<text:span text:style-name="T1">7</text:span></text:p>
          </table:table-cell>
          <table:table-cell table:style-name="ce2" office:value-type="float" office:value="3951.07">
            <text:p>3951.07</text:p>
          </table:table-cell>
          <table:table-cell table:formula="of:=[.C100]*[.$A$4]" office:value-type="float" office:value="207382.9559512">
            <text:p>207382.9559512</text:p>
          </table:table-cell>
          <table:table-cell table:style-name="ce1" table:formula="of:=DEC2HEX([.D100])" office:value-type="string" office:string-value="32A16">
            <text:p>32A16</text:p>
          </table:table-cell>
        </table:table-row>
        <table:table-row table:style-name="ro2">
          <table:table-cell/>
          <table:table-cell table:style-name="ce2" office:value-type="string">
            <text:p>C<text:span text:style-name="T1">8</text:span></text:p>
          </table:table-cell>
          <table:table-cell table:style-name="ce2" office:value-type="float" office:value="4186.01">
            <text:p>4186.01</text:p>
          </table:table-cell>
          <table:table-cell table:formula="of:=[.C101]*[.$A$4]" office:value-type="float" office:value="219714.438732111">
            <text:p>219714.438732111</text:p>
          </table:table-cell>
          <table:table-cell table:style-name="ce1" table:formula="of:=DEC2HEX([.D101])" office:value-type="string" office:string-value="35A42">
            <text:p>35A42</text:p>
          </table:table-cell>
        </table:table-row>
        <table:table-row table:style-name="ro3">
          <table:table-cell/>
          <table:table-cell table:style-name="ce2" office:value-type="string">
            <text:p>  C<text:span text:style-name="T2">#</text:span><text:span text:style-name="T1">8</text:span>/D<text:span text:style-name="T2">b</text:span><text:span text:style-name="T1">8</text:span>  </text:p>
          </table:table-cell>
          <table:table-cell table:style-name="ce2" office:value-type="float" office:value="4434.92">
            <text:p>4434.92</text:p>
          </table:table-cell>
          <table:table-cell table:formula="of:=[.C102]*[.$A$4]" office:value-type="float" office:value="232779.176022468">
            <text:p>232779.176022468</text:p>
          </table:table-cell>
          <table:table-cell table:style-name="ce1" table:formula="of:=DEC2HEX([.D102])" office:value-type="string" office:string-value="38D4B">
            <text:p>38D4B</text:p>
          </table:table-cell>
        </table:table-row>
        <table:table-row table:style-name="ro2">
          <table:table-cell/>
          <table:table-cell table:style-name="ce2" office:value-type="string">
            <text:p>D<text:span text:style-name="T1">8</text:span></text:p>
          </table:table-cell>
          <table:table-cell table:style-name="ce2" office:value-type="float" office:value="4698.63">
            <text:p>4698.63</text:p>
          </table:table-cell>
          <table:table-cell table:formula="of:=[.C103]*[.$A$4]" office:value-type="float" office:value="246620.732692912">
            <text:p>246620.732692912</text:p>
          </table:table-cell>
          <table:table-cell table:style-name="ce1" table:formula="of:=DEC2HEX([.D103])" office:value-type="string" office:string-value="3C35C">
            <text:p>3C35C</text:p>
          </table:table-cell>
        </table:table-row>
        <table:table-row table:style-name="ro3">
          <table:table-cell/>
          <table:table-cell table:style-name="ce2" office:value-type="string">
            <text:p>  D<text:span text:style-name="T2">#</text:span><text:span text:style-name="T1">8</text:span>/E<text:span text:style-name="T2">b</text:span><text:span text:style-name="T1">8</text:span>  </text:p>
          </table:table-cell>
          <table:table-cell table:style-name="ce2" office:value-type="float" office:value="4978.03">
            <text:p>4978.03</text:p>
          </table:table-cell>
          <table:table-cell table:formula="of:=[.C104]*[.$A$4]" office:value-type="float" office:value="261285.82288184">
            <text:p>261285.82288184</text:p>
          </table:table-cell>
          <table:table-cell table:style-name="ce1" table:formula="of:=DEC2HEX([.D104])" office:value-type="string" office:string-value="3FCA5">
            <text:p>3FCA5</text:p>
          </table:table-cell>
        </table:table-row>
        <table:table-row table:style-name="ro2">
          <table:table-cell/>
          <table:table-cell table:style-name="ce2" office:value-type="string">
            <text:p>E<text:span text:style-name="T1">8</text:span></text:p>
          </table:table-cell>
          <table:table-cell table:style-name="ce2" office:value-type="float" office:value="5274.04">
            <text:p>5274.04</text:p>
          </table:table-cell>
          <table:table-cell table:formula="of:=[.C105]*[.$A$4]" office:value-type="float" office:value="276822.735361526">
            <text:p>276822.735361526</text:p>
          </table:table-cell>
          <table:table-cell table:style-name="ce1" table:formula="of:=DEC2HEX([.D105])" office:value-type="string" office:string-value="43956">
            <text:p>43956</text:p>
          </table:table-cell>
        </table:table-row>
        <table:table-row table:style-name="ro2">
          <table:table-cell/>
          <table:table-cell table:style-name="ce2" office:value-type="string">
            <text:p>F<text:span text:style-name="T1">8</text:span></text:p>
          </table:table-cell>
          <table:table-cell table:style-name="ce2" office:value-type="float" office:value="5587.65">
            <text:p>5587.65</text:p>
          </table:table-cell>
          <table:table-cell table:formula="of:=[.C106]*[.$A$4]" office:value-type="float" office:value="293283.433049964">
            <text:p>293283.433049964</text:p>
          </table:table-cell>
          <table:table-cell table:style-name="ce1" table:formula="of:=DEC2HEX([.D106])" office:value-type="string" office:string-value="479A3">
            <text:p>479A3</text:p>
          </table:table-cell>
        </table:table-row>
        <table:table-row table:style-name="ro3">
          <table:table-cell/>
          <table:table-cell table:style-name="ce2" office:value-type="string">
            <text:p>  F<text:span text:style-name="T2">#</text:span><text:span text:style-name="T1">8</text:span>/G<text:span text:style-name="T2">b</text:span><text:span text:style-name="T1">8</text:span>  </text:p>
          </table:table-cell>
          <table:table-cell table:style-name="ce2" office:value-type="float" office:value="5919.91">
            <text:p>5919.91</text:p>
          </table:table-cell>
          <table:table-cell table:formula="of:=[.C107]*[.$A$4]" office:value-type="float" office:value="310723.028132902">
            <text:p>310723.028132902</text:p>
          </table:table-cell>
          <table:table-cell table:style-name="ce1" table:formula="of:=DEC2HEX([.D107])" office:value-type="string" office:string-value="4BDC3">
            <text:p>4BDC3</text:p>
          </table:table-cell>
        </table:table-row>
        <table:table-row table:style-name="ro2">
          <table:table-cell/>
          <table:table-cell table:style-name="ce2" office:value-type="string">
            <text:p>G<text:span text:style-name="T1">8</text:span></text:p>
          </table:table-cell>
          <table:table-cell table:style-name="ce2" office:value-type="float" office:value="6271.93">
            <text:p>6271.93</text:p>
          </table:table-cell>
          <table:table-cell table:formula="of:=[.C108]*[.$A$4]" office:value-type="float" office:value="329199.782063848">
            <text:p>329199.782063848</text:p>
          </table:table-cell>
          <table:table-cell table:style-name="ce1" table:formula="of:=DEC2HEX([.D108])" office:value-type="string" office:string-value="505EF">
            <text:p>505EF</text:p>
          </table:table-cell>
        </table:table-row>
        <table:table-row table:style-name="ro3">
          <table:table-cell/>
          <table:table-cell table:style-name="ce2" office:value-type="string">
            <text:p>  G<text:span text:style-name="T2">#</text:span><text:span text:style-name="T1">8</text:span>/A<text:span text:style-name="T2">b</text:span><text:span text:style-name="T1">8</text:span>  </text:p>
          </table:table-cell>
          <table:table-cell table:style-name="ce2" office:value-type="float" office:value="6644.88">
            <text:p>6644.88</text:p>
          </table:table-cell>
          <table:table-cell table:formula="of:=[.C109]*[.$A$4]" office:value-type="float" office:value="348775.105564064">
            <text:p>348775.105564064</text:p>
          </table:table-cell>
          <table:table-cell table:style-name="ce1" table:formula="of:=DEC2HEX([.D109])" office:value-type="string" office:string-value="55267">
            <text:p>55267</text:p>
          </table:table-cell>
        </table:table-row>
        <table:table-row table:style-name="ro2">
          <table:table-cell/>
          <table:table-cell table:style-name="ce2" office:value-type="string">
            <text:p>A<text:span text:style-name="T1">8</text:span></text:p>
          </table:table-cell>
          <table:table-cell table:style-name="ce2" office:value-type="float" office:value="7040">
            <text:p>7040</text:p>
          </table:table-cell>
          <table:table-cell table:formula="of:=[.C110]*[.$A$4]" office:value-type="float" office:value="369514.083500531">
            <text:p>369514.083500531</text:p>
          </table:table-cell>
          <table:table-cell table:style-name="ce1" table:formula="of:=DEC2HEX([.D110])" office:value-type="string" office:string-value="5A36A">
            <text:p>5A36A</text:p>
          </table:table-cell>
        </table:table-row>
        <table:table-row table:style-name="ro3">
          <table:table-cell/>
          <table:table-cell table:style-name="ce2" office:value-type="string">
            <text:p>  A<text:span text:style-name="T2">#</text:span><text:span text:style-name="T1">8</text:span>/B<text:span text:style-name="T2">b</text:span><text:span text:style-name="T1">8</text:span>  </text:p>
          </table:table-cell>
          <table:table-cell table:style-name="ce2" office:value-type="float" office:value="7458.62">
            <text:p>7458.62</text:p>
          </table:table-cell>
          <table:table-cell table:formula="of:=[.C111]*[.$A$4]" office:value-type="float" office:value="391486.524641866">
            <text:p>391486.524641866</text:p>
          </table:table-cell>
          <table:table-cell table:style-name="ce1" table:formula="of:=DEC2HEX([.D111])" office:value-type="string" office:string-value="5F93E">
            <text:p>5F93E</text:p>
          </table:table-cell>
        </table:table-row>
        <table:table-row table:style-name="ro2">
          <table:table-cell/>
          <table:table-cell table:style-name="ce2" office:value-type="string">
            <text:p>B<text:span text:style-name="T1">8</text:span></text:p>
          </table:table-cell>
          <table:table-cell table:style-name="ce2" office:value-type="float" office:value="7902.13">
            <text:p>7902.13</text:p>
          </table:table-cell>
          <table:table-cell table:formula="of:=[.C112]*[.$A$4]" office:value-type="float" office:value="414765.38702444">
            <text:p>414765.38702444</text:p>
          </table:table-cell>
          <table:table-cell table:style-name="ce1" table:formula="of:=DEC2HEX([.D112])" office:value-type="string" office:string-value="6542D">
            <text:p>6542D</text:p>
          </table:table-cell>
        </table:table-row>
        <table:table-row table:style-name="ro2" table:number-rows-repeated="1048463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01">01/05/2023</text:date>, <text:time>16:4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5-01T16:30:58.71</meta:creation-date>
    <dc:date>2023-05-01T16:48:47.23</dc:date>
    <meta:editing-duration>PT16M10S</meta:editing-duration>
    <meta:editing-cycles>3</meta:editing-cycles>
    <meta:generator>OpenOffice/4.1.14$Win32 OpenOffice.org_project/4114m1$Build-9811</meta:generator>
    <meta:document-statistic meta:table-count="3" meta:cell-count="437" meta:object-count="0"/>
  </office:meta>
</office:document-meta>
</file>